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3c5d" officeooo:paragraph-rsid="00123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</text:p>
      <text:p text:style-name="P1">bbb</text:p>
      <text:p text:style-name="P1">cc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6:51:39</meta:creation-date>
    <dc:date>2013-09-09T10:05:53.768148867</dc:date>
    <meta:editing-duration>PT26S</meta:editing-duration>
    <meta:editing-cycles>2</meta:editing-cycles>
    <meta:generator>LibreOffice/4.2.0.0.alpha0$Linux_X86_64 LibreOffice_project/404d70790ff3b35c116dd5fe172bb9a210d2b367</meta:generator>
    <meta:document-statistic meta:table-count="0" meta:image-count="0" meta:object-count="0" meta:page-count="1" meta:paragraph-count="3" meta:word-count="3" meta:character-count="9" meta:non-whitespace-character-count="9"/>
  </office:meta>
</office:document-meta>
</file>